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fa6a" officeooo:paragraph-rsid="000afa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main details of the code are explained in the code.py file</text:p>
      <text:p text:style-name="P1"/>
      <text:p text:style-name="P1">The « Final T » screenshot shows the final Tsb at the last iteration (near from Ts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4T15:53:06.718000000</meta:creation-date>
    <dc:date>2021-06-13T23:08:33.974000000</dc:date>
    <meta:editing-duration>PT4M36S</meta:editing-duration>
    <meta:editing-cycles>2</meta:editing-cycles>
    <meta:generator>LibreOffice/4.3.1.2$Windows_x86 LibreOffice_project/958349dc3b25111dbca392fbc281a05559ef6848</meta:generator>
    <meta:document-statistic meta:table-count="0" meta:image-count="0" meta:object-count="0" meta:page-count="1" meta:paragraph-count="2" meta:word-count="29" meta:character-count="146" meta:non-whitespace-character-count="119"/>
  </office:meta>
</office:document-meta>
</file>